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fr1" style:family="graphic" style:parent-style-name="GraphicStyle_5f_0">
      <style:graphic-properties style:run-through="background" style:wrap="run-through" style:number-wrapped-paragraphs="no-limit" style:vertical-pos="from-top" style:vertical-rel="page" style:horizontal-pos="from-left" style:horizontal-rel="pag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0" text:anchor-type="page" text:anchor-page-number="1" svg:x="1.1945in" svg:y="1.1945in" svg:width="2in" svg:height="1.75in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in" svg:y="0in" style:vertical-pos="from-top" style:vertical-rel="page" style:horizontal-pos="from-left" style:horizontal-rel="pag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1945in" fo:margin-bottom="0.4028in" fo:margin-left="0.1945in" fo:margin-right="0.36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Emily McKee</dc:creator>
    <meta:generator>LibreOffice/5.3.0.3$MacOSX_X86_64 LibreOffice_project/7074905676c47b82bbcfbea1aeefc84afe1c50e1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gr3" style:family="graphic" style:parent-style-name="standard">
      <style:graphic-properties draw:stroke="none" draw:fill="none" fo:min-height="0.459cm" fo:min-width="2.54cm" fo:padding-top="0cm" fo:padding-bottom="0cm" fo:padding-left="0cm" fo:padding-right="0cm"/>
    </style:style>
    <style:style style:name="gr4" style:family="graphic" style:parent-style-name="standard">
      <style:graphic-properties draw:stroke="none" draw:fill="none" fo:min-height="2.752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000000" style:font-name="Geneva" fo:font-size="10pt" style:font-name-asian="Geneva" style:font-size-asian="10pt" style:font-name-complex="Geneva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5.08cm" svg:height="4.445cm" svg:x="0cm" svg:y="0cm">
          <text:p/>
        </draw:rect>
        <draw:line draw:style-name="gr2" draw:text-style-name="P2" draw:layer="layout" svg:x1="0cm" svg:y1="0.833cm" svg:x2="5.08cm" svg:y2="0.833cm">
          <text:p/>
        </draw:line>
        <draw:line draw:style-name="gr2" draw:text-style-name="P2" draw:layer="layout" svg:x1="0cm" svg:y1="1.111cm" svg:x2="5.08cm" svg:y2="1.111cm">
          <text:p/>
        </draw:line>
        <draw:frame draw:style-name="gr3" draw:text-style-name="P2" draw:layer="layout" svg:width="1.517cm" svg:height="0.459cm" svg:x="1.588cm" svg:y="0.318cm">
          <draw:text-box>
            <text:p text:style-name="P3"><text:span text:style-name="T1">Graphics</text:span></text:p>
          </draw:text-box>
        </draw:frame>
        <draw:frame draw:style-name="gr4" draw:text-style-name="P2" draw:layer="layout" svg:width="4.657cm" svg:height="2.752cm" svg:x="0.318cm" svg:y="1.27cm">
          <draw:text-box>
            <text:p text:style-name="P3"><text:span text:style-name="T1">+ drawRect(x,y,w,h)</text:span></text:p>
            <text:p text:style-name="P3"><text:span text:style-name="T1">+ fillRect(x,y,w,h)</text:span></text:p>
            <text:p text:style-name="P3"><text:span text:style-name="T1">+ setColor(Color)</text:span></text:p>
            <text:p text:style-name="P3"><text:span text:style-name="T1">+ drawLine(x1,y1,x2,y2)</text:span></text:p>
            <text:p text:style-name="P3"><text:span text:style-name="T1">+ drawOval(x,y,w,h)</text:span></text:p>
            <text:p text:style-name="P3"><text:span text:style-name="T1">+ fillOval(x,y,w,h)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4.4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